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5000a0" draw:opacity="50%" draw:textarea-horizontal-align="justify" draw:textarea-vertical-align="middle" draw:auto-grow-height="false" fo:min-height="11.064cm" fo:min-width="10.814cm" draw:shadow-opacity="50%" style:writing-mode="lr-tb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0050a0" draw:opacity="50%" draw:textarea-horizontal-align="justify" draw:textarea-vertical-align="middle" draw:auto-grow-height="false" fo:min-height="11.064cm" fo:min-width="10.814cm" draw:shadow-opacity="50%" style:writing-mode="lr-tb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size="32pt"/>
    </style:style>
    <style:style style:name="P2" style:family="paragraph">
      <loext:graphic-properties draw:fill="solid" draw:fill-color="#5000a0" draw:opacity="50%"/>
      <style:paragraph-properties fo:text-align="center" style:writing-mode="lr-tb"/>
      <style:text-properties fo:color="#000000" loext:opacity="100%" loext:color-lum-mod="100%" loext:color-lum-off="0%" fo:font-size="32pt"/>
    </style:style>
    <style:style style:name="P3" style:family="paragraph">
      <loext:graphic-properties draw:fill="solid" draw:fill-color="#0050a0" draw:opacity="50%"/>
      <style:paragraph-properties fo:text-align="center" style:writing-mode="lr-tb"/>
      <style:text-properties fo:color="#000000" loext:opacity="100%" loext:color-lum-mod="100%" loext:color-lum-off="0%" fo:font-size="32pt"/>
    </style:style>
    <style:style style:name="P4" style:family="paragraph">
      <loext:graphic-properties draw:fill="none" draw:fill-color="#ffffff"/>
      <style:text-properties fo:color="#ffffff" loext:opacity="100%" loext:color-lum-mod="100%" loext:color-lum-off="0%" fo:font-size="24pt"/>
    </style:style>
    <style:style style:name="T1" style:family="text">
      <style:text-properties fo:color="#000000" loext:opacity="100%" fo:font-size="32pt"/>
    </style:style>
    <style:style style:name="T2" style:family="text">
      <style:text-properties fo:color="#ffffff" loext:opacity="100%"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cm" svg:height="16cm" svg:x="1cm" svg:y="2cm">
          <text:p text:style-name="P1"><text:span text:style-name="T1">Event </text:span></text:p>
          <text:p text:style-name="P1"><text:span text:style-name="T1">Driv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6cm" svg:height="16cm" svg:x="12cm" svg:y="2cm">
          <text:p text:style-name="P1"><text:span text:style-name="T1">Reverse </text:span></text:p>
          <text:p text:style-name="P1"><text:span text:style-name="T1">Searc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75cm" svg:height="1.195cm" svg:x="12.75cm" svg:y="9.5cm">
          <draw:text-box>
            <text:p><text:span text:style-name="T2">Awakari</text:span></text:p>
          </draw:text-box>
        </draw:frame>
        <draw:frame draw:style-name="gr3" draw:text-style-name="P4" draw:layer="layout" svg:width="5.5cm" svg:height="1.195cm" svg:x="3cm" svg:y="12cm">
          <draw:text-box>
            <text:p><text:span text:style-name="T2">Apache Flink</text:span></text:p>
          </draw:text-box>
        </draw:frame>
        <draw:frame draw:style-name="gr4" draw:text-style-name="P4" draw:layer="layout" svg:width="6cm" svg:height="2.139cm" svg:x="7cm" svg:y="3cm">
          <draw:text-box>
            <text:p><text:span text:style-name="T2">AWS Kinesis </text:span></text:p>
            <text:p><text:span text:style-name="T2">Data Analytics</text:span></text:p>
          </draw:text-box>
        </draw:frame>
        <draw:frame draw:style-name="gr3" draw:text-style-name="P4" draw:layer="layout" svg:width="9.25cm" svg:height="1.195cm" svg:x="4cm" svg:y="14cm">
          <draw:text-box>
            <text:p><text:span text:style-name="T2">Apache Kafka Streams</text:span></text:p>
          </draw:text-box>
        </draw:frame>
        <draw:frame draw:style-name="gr4" draw:text-style-name="P4" draw:layer="layout" svg:width="6cm" svg:height="2.139cm" svg:x="19cm" svg:y="13cm">
          <draw:text-box>
            <text:p><text:span text:style-name="T2">Lucene </text:span></text:p>
            <text:p><text:span text:style-name="T2">Monitor Query</text:span></text:p>
          </draw:text-box>
        </draw:frame>
        <draw:frame draw:style-name="gr4" draw:text-style-name="P4" draw:layer="layout" svg:width="5.75cm" svg:height="2.139cm" svg:x="19cm" svg:y="4.111cm">
          <draw:text-box>
            <text:p><text:span text:style-name="T2">Elasticsearch </text:span></text:p>
            <text:p><text:span text:style-name="T2">Percolator</text:span></text:p>
          </draw:text-box>
        </draw:frame>
        <draw:frame draw:style-name="gr4" draw:text-style-name="P4" draw:layer="layout" svg:width="6cm" svg:height="2.139cm" svg:x="3cm" svg:y="6cm">
          <draw:text-box>
            <text:p><text:span text:style-name="T2">Google Cloud</text:span></text:p>
            <text:p><text:span text:style-name="T2">Dataflow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4:43:35.095973154</meta:creation-date>
    <dc:date>2023-09-07T15:17:27.497189343</dc:date>
    <meta:editing-duration>PT40M15S</meta:editing-duration>
    <meta:editing-cycles>4</meta:editing-cycles>
    <meta:generator>LibreOffice/7.5.5.2$Linux_X86_64 LibreOffice_project/50$Build-2</meta:generator>
    <meta:document-statistic meta:object-count="9"/>
  </office:meta>
</office:document-meta>
</file>